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potential cal</text:p>
          </table:table-cell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3*10^8/([.A2]*10^-9)" office:value-type="float" office:value="958466453674121" calcext:value-type="float">
            <text:p>958466453674121</text:p>
          </table:table-cell>
          <table:table-cell office:value-type="float" office:value="0.914439" calcext:value-type="float">
            <text:p>0.914439</text:p>
          </table:table-cell>
          <table:table-cell table:formula="of:=M*[.C2] + b" office:value-type="float" office:value="0.8391712024571" calcext:value-type="float">
            <text:p>0.8391712025</text:p>
          </table:table-cell>
          <table:table-cell office:value-type="float" office:value="0.0732887" calcext:value-type="float">
            <text:p>0.073288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3*10^8/([.A3]*10^-9)" office:value-type="float" office:value="898203592814371" calcext:value-type="float">
            <text:p>898203592814371</text:p>
          </table:table-cell>
          <table:table-cell office:value-type="float" office:value="0.83418" calcext:value-type="float">
            <text:p>0.83418</text:p>
          </table:table-cell>
          <table:table-cell table:formula="of:=M*[.C3] + b" office:value-type="float" office:value="0.759067993202" calcext:value-type="float">
            <text:p>0.7590679932</text:p>
          </table:table-cell>
          <table:table-cell office:value-type="float" office:value="0.00328068" calcext:value-type="float">
            <text:p>0.0032806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3*10^8/([.A4]*10^-9)" office:value-type="float" office:value="821917808219178" calcext:value-type="float">
            <text:p>821917808219178</text:p>
          </table:table-cell>
          <table:table-cell office:value-type="float" office:value="0.816046" calcext:value-type="float">
            <text:p>0.816046</text:p>
          </table:table-cell>
          <table:table-cell table:formula="of:=M*[.C4] + b" office:value-type="float" office:value="0.7409691931094" calcext:value-type="float">
            <text:p>0.7409691931</text:p>
          </table:table-cell>
          <table:table-cell office:value-type="float" office:value="0.209074" calcext:value-type="float">
            <text:p>0.20907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3*10^8/([.A5]*10^-9)" office:value-type="float" office:value="740740740740741" calcext:value-type="float">
            <text:p>740740740740741</text:p>
          </table:table-cell>
          <table:table-cell office:value-type="float" office:value="0.736474" calcext:value-type="float">
            <text:p>0.736474</text:p>
          </table:table-cell>
          <table:table-cell table:formula="of:=M*[.C5] + b" office:value-type="float" office:value="0.6615516503186" calcext:value-type="float">
            <text:p>0.6615516503</text:p>
          </table:table-cell>
          <table:table-cell office:value-type="float" office:value="0.186707" calcext:value-type="float">
            <text:p>0.186707</text:p>
          </table:table-cell>
          <table:table-cell/>
          <table:table-cell office:value-type="string" calcext:value-type="string">
            <text:p>calibration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3*10^8/([.A6]*10^-9)" office:value-type="float" office:value="688073394495413" calcext:value-type="float">
            <text:p>688073394495413</text:p>
          </table:table-cell>
          <table:table-cell office:value-type="float" office:value="0.677948" calcext:value-type="float">
            <text:p>0.677948</text:p>
          </table:table-cell>
          <table:table-cell table:formula="of:=M*[.C6] + b" office:value-type="float" office:value="0.6031392551372" calcext:value-type="float">
            <text:p>0.6031392551</text:p>
          </table:table-cell>
          <table:table-cell office:value-type="float" office:value="0.18309" calcext:value-type="float">
            <text:p>0.18309</text:p>
          </table:table-cell>
          <table:table-cell/>
          <table:table-cell office:value-type="float" office:value="0.9980589" calcext:value-type="float">
            <text:p>0.9980589</text:p>
          </table:table-cell>
          <table:table-cell office:value-type="float" office:value="-0.07349278" calcext:value-type="float">
            <text:p>-0.0734927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3*10^8/([.A7]*10^-9)" office:value-type="float" office:value="549450549450549" calcext:value-type="float">
            <text:p>549450549450549</text:p>
          </table:table-cell>
          <table:table-cell office:value-type="float" office:value="0.56918" calcext:value-type="float">
            <text:p>0.56918</text:p>
          </table:table-cell>
          <table:table-cell table:formula="of:=M*[.C7] + b" office:value-type="float" office:value="0.494582384702" calcext:value-type="float">
            <text:p>0.4945823847</text:p>
          </table:table-cell>
          <table:table-cell office:value-type="float" office:value="0.197495" calcext:value-type="float">
            <text:p>0.19749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3*10^8/([.A8]*10^-9)" office:value-type="float" office:value="519930675909879" calcext:value-type="float">
            <text:p>519930675909879</text:p>
          </table:table-cell>
          <table:table-cell office:value-type="float" office:value="0.614695" calcext:value-type="float">
            <text:p>0.614695</text:p>
          </table:table-cell>
          <table:table-cell table:formula="of:=M*[.C8] + b" office:value-type="float" office:value="0.5400090355355" calcext:value-type="float">
            <text:p>0.5400090355</text:p>
          </table:table-cell>
          <table:table-cell office:value-type="float" office:value="0.176401" calcext:value-type="float">
            <text:p>0.176401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number-matrix-columns-spanned="2" table:number-matrix-rows-spanned="5" table:formula="of:=LINEST([.C2:.C8];[.B2:.B8];1;1)" office:value-type="float" office:value="7.34417181744542E-016" calcext:value-type="float">
            <text:p>7.34417181744542E-016</text:p>
          </table:table-cell>
          <table:table-cell office:value-type="float" office:value="0.194434780073401" calcext:value-type="float">
            <text:p>0.1944347801</text:p>
          </table:table-cell>
          <table:table-cell/>
          <table:table-cell table:number-matrix-columns-spanned="2" table:number-matrix-rows-spanned="5" table:formula="of:=LINEST([.D2:.D8];[.B2:.B8];1;1)" office:value-type="float" office:value="7.32991604553058E-016" calcext:value-type="float">
            <text:p>7.32991604553058E-016</text:p>
          </table:table-cell>
          <table:table-cell office:value-type="float" office:value="0.1205645827218" calcext:value-type="float">
            <text:p>0.1205645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1474422287515E-017" calcext:value-type="float">
            <text:p>6.71474422287515E-017</text:p>
          </table:table-cell>
          <table:table-cell office:value-type="float" office:value="0.0507291334878345" calcext:value-type="float">
            <text:p>0.0507291335</text:p>
          </table:table-cell>
          <table:table-cell/>
          <table:table-cell office:value-type="float" office:value="6.70171023286413E-017" calcext:value-type="float">
            <text:p>6.70171023286413E-017</text:p>
          </table:table-cell>
          <table:table-cell office:value-type="float" office:value="0.0506306631668212" calcext:value-type="float">
            <text:p>0.0506306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59880060833206" calcext:value-type="float">
            <text:p>0.9598800608</text:p>
          </table:table-cell>
          <table:table-cell office:value-type="float" office:value="0.0274321372261111" calcext:value-type="float">
            <text:p>0.0274321372</text:p>
          </table:table-cell>
          <table:table-cell/>
          <table:table-cell office:value-type="float" office:value="0.959880060833206" calcext:value-type="float">
            <text:p>0.9598800608</text:p>
          </table:table-cell>
          <table:table-cell office:value-type="float" office:value="0.0273788887045415" calcext:value-type="float">
            <text:p>0.0273788887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bar</text:p>
          </table:table-cell>
        </table:table-row>
        <table:table-row table:style-name="ro1">
          <table:table-cell table:number-columns-repeated="5"/>
          <table:table-cell table:formula="of:=[.E12]*1.602*10^-19" office:value-type="float" office:value="1.174252550494E-034" calcext:value-type="float">
            <text:p>1.174252550494E-034</text:p>
          </table:table-cell>
          <table:table-cell/>
          <table:table-cell table:formula="of:=[.F21]*2*3.14159" office:value-type="float" office:value="7.37804014021288E-034" calcext:value-type="float">
            <text:p>7.37804014021288E-034</text:p>
          </table:table-cell>
        </table:table-row>
      </table:table>
      <table:named-expressions>
        <table:named-range table:name="b" table:base-cell-address="$Sheet1.$G$5" table:cell-range-address="$Sheet1.$H$6"/>
        <table:named-range table:name="M" table:base-cell-address="$Sheet1.$F$5" table:cell-range-address="$Sheet1.$G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0-01T22:59:14.370933058</meta:creation-date>
    <dc:date>2014-10-02T15:42:20.819185019</dc:date>
    <dc:creator>Michael Ganger</dc:creator>
    <meta:editing-duration>PT16H29M47S</meta:editing-duration>
    <meta:editing-cycles>1</meta:editing-cycles>
    <meta:document-statistic meta:table-count="1" meta:cell-count="59" meta:object-count="0"/>
    <meta:generator>LibreOffice/4.2.6.3$Linux_X86_64 LibreOffice_project/420$Build-3</meta:generator>
  </office:meta>
</office:document-meta>
</file>